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acquired_5f_lot_5f_USD" office:value-type="currency" office:currency="USD" office:value="0.123456789" calcext:value-type="currency">
            <text:p>$0.12</text:p>
          </table:table-cell>
          <table:table-cell table:style-name="acquired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acquired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JPY</text:p>
          </table:table-cell>
          <table:table-cell table:style-name="transparent_5f_fiat" office:value-type="currency" office:currency="JPY" office:value="0.12" calcext:value-type="currency">
            <text:p>￥0.12</text:p>
          </table:table-cell>
          <table:table-cell table:style-name="taxable_5f_event_5f_fiat" office:value-type="currency" office:currency="JPY" office:value="0.12" calcext:value-type="currency">
            <text:p>￥0.12</text:p>
          </table:table-cell>
          <table:table-cell table:style-name="taxable_5f_event_5f_alt_5f_fiat" office:value-type="currency" office:currency="JPY" office:value="0.12" calcext:value-type="currency">
            <text:p>￥0.12</text:p>
          </table:table-cell>
          <table:table-cell table:style-name="acquired_5f_lot_5f_fiat" office:value-type="currency" office:currency="JPY" office:value="0.12" calcext:value-type="currency">
            <text:p>￥0.12</text:p>
          </table:table-cell>
          <table:table-cell table:style-name="acquired_5f_lot_5f_alt_5f_fiat" office:value-type="currency" office:currency="JPY" office:value="0.12" calcext:value-type="currency">
            <text:p>￥0.12</text:p>
          </table:table-cell>
          <table:table-cell table:style-name="highlighted_5f_fiat" office:value-type="currency" office:currency="JPY" office:value="0.12" calcext:value-type="currency">
            <text:p>￥0.12</text:p>
          </table:table-cell>
          <table:table-cell table:style-name="taxable_5f_event_5f_note_5f_fiat" office:value-type="currency" office:currency="JPY" office:value="0.12" calcext:value-type="currency">
            <text:p>￥0.12</text:p>
          </table:table-cell>
          <table:table-cell table:style-name="acquired_5f_lot_5f_note_5f_fiat" office:value-type="currency" office:currency="JPY" office:value="0.12" calcext:value-type="currency">
            <text:p>￥0.12</text:p>
          </table:table-cell>
          <table:table-cell table:style-name="bold_5f_fiat" office:value-type="currency" office:currency="JPY" office:value="0.12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acquired_5f_lot_5f_border_5f_USD" office:value-type="currency" office:currency="USD" office:value="0.123456789" calcext:value-type="currency">
            <text:p>$0.12</text:p>
          </table:table-cell>
          <table:table-cell table:style-name="acquired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acquired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JPY</text:p>
          </table:table-cell>
          <table:table-cell table:style-name="transparent_5f_border_5f_fiat" office:value-type="currency" office:currency="JPY" office:value="0.121" calcext:value-type="currency">
            <text:p>￥0.12</text:p>
          </table:table-cell>
          <table:table-cell table:style-name="taxable_5f_event_5f_border_5f_fiat" office:value-type="currency" office:currency="JPY" office:value="0.12" calcext:value-type="currency">
            <text:p>￥0.12</text:p>
          </table:table-cell>
          <table:table-cell table:style-name="taxable_5f_event_5f_alt_5f_border_5f_fiat" office:value-type="currency" office:currency="JPY" office:value="0.12" calcext:value-type="currency">
            <text:p>￥0.12</text:p>
          </table:table-cell>
          <table:table-cell table:style-name="acquired_5f_lot_5f_border_5f_fiat" office:value-type="currency" office:currency="JPY" office:value="0.12" calcext:value-type="currency">
            <text:p>￥0.12</text:p>
          </table:table-cell>
          <table:table-cell table:style-name="acquired_5f_lot_5f_alt_5f_border_5f_fiat" office:value-type="currency" office:currency="JPY" office:value="0.12" calcext:value-type="currency">
            <text:p>￥0.12</text:p>
          </table:table-cell>
          <table:table-cell table:style-name="highlighted_5f_border_5f_fiat" office:value-type="currency" office:currency="JPY" office:value="0.12" calcext:value-type="currency">
            <text:p>￥0.12</text:p>
          </table:table-cell>
          <table:table-cell table:style-name="taxable_5f_event_5f_note_5f_border_5f_fiat" office:value-type="currency" office:currency="JPY" office:value="0.12" calcext:value-type="currency">
            <text:p>￥0.12</text:p>
          </table:table-cell>
          <table:table-cell table:style-name="acquired_5f_lot_5f_note_5f_border_5f_fiat" office:value-type="currency" office:currency="JPY" office:value="0.12" calcext:value-type="currency">
            <text:p>￥0.12</text:p>
          </table:table-cell>
          <table:table-cell table:style-name="bold_5f_border_5f_fiat" office:value-type="currency" office:currency="JPY" office:value="0.12" calcext:value-type="currency">
            <text:p>￥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5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6"/>
          <table:table-cell table:style-name="ce7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2T11:02:41.879332468</dc:date>
    <meta:editing-duration>P1DT11H25M59S</meta:editing-duration>
    <meta:editing-cycles>120</meta:editing-cycles>
    <meta:generator>LibreOffice/7.3.7.2$Linux_X86_64 LibreOffice_project/30$Build-2</meta:generator>
    <meta:document-statistic meta:table-count="3" meta:cell-count="116" meta:object-count="0"/>
  </office:meta>
</office:document-meta>
</file>